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60000010CE2CA2170CBF7398F.png" manifest:media-type="image/png"/>
  <manifest:file-entry manifest:full-path="Pictures/10000000000002660000010C49A88D0CC1789C02.pdf" manifest:media-type="application/pdf"/>
  <manifest:file-entry manifest:full-path="Pictures/10000000000001340000026D8B53570B6D35FC9C.png" manifest:media-type="image/png"/>
  <manifest:file-entry manifest:full-path="Pictures/10000000000001340000026D2CBF49FF6F404FD6.pdf" manifest:media-type="application/pdf"/>
  <manifest:file-entry manifest:full-path="Pictures/1000000000000137000001654F131FCEAD89273B.pdf" manifest:media-type="application/pdf"/>
  <manifest:file-entry manifest:full-path="Pictures/1000000000000137000001653B0A1A919060FA31.png" manifest:media-type="image/png"/>
  <manifest:file-entry manifest:full-path="Pictures/1000000000000276000001AD28CA2EB6F25F5E5C.pdf" manifest:media-type="application/pdf"/>
  <manifest:file-entry manifest:full-path="Pictures/1000000000000276000001ADC069EB8EC58E55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Image1" text:anchor-type="paragraph" svg:x="0.016cm" svg:y="0.192cm" svg:width="7.459cm" svg:height="15.042cm" draw:z-index="0"><draw:image xlink:href="Pictures/10000000000001340000026D2CBF49FF6F404FD6.pdf" xlink:type="simple" xlink:show="embed" xlink:actuate="onLoad" loext:mime-type="application/pdf"/><draw:image xlink:href="Pictures/10000000000001340000026D8B53570B6D35FC9C.png" xlink:type="simple" xlink:show="embed" xlink:actuate="onLoad"/></draw:frame><draw:frame draw:style-name="fr1" draw:name="Image2" text:anchor-type="paragraph" svg:x="8.077cm" svg:y="0.191cm" svg:width="8.244cm" svg:height="9.463cm" draw:z-index="1"><draw:image xlink:href="Pictures/1000000000000137000001654F131FCEAD89273B.pdf" xlink:type="simple" xlink:show="embed" xlink:actuate="onLoad" loext:mime-type="application/pdf"/><draw:image xlink:href="Pictures/1000000000000137000001653B0A1A919060FA3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0.614cm" svg:y="1.164cm" svg:width="16.129cm" svg:height="10.984cm" draw:z-index="2"><draw:image xlink:href="Pictures/1000000000000276000001AD28CA2EB6F25F5E5C.pdf" xlink:type="simple" xlink:show="embed" xlink:actuate="onLoad" loext:mime-type="application/pdf"/><draw:image xlink:href="Pictures/1000000000000276000001ADC069EB8EC58E5513.png" xlink:type="simple" xlink:show="embed" xlink:actuate="onLoad"/></draw:frame><draw:frame draw:style-name="fr1" draw:name="Image4" text:anchor-type="paragraph" svg:x="0.642cm" svg:y="15.081cm" svg:width="15.797cm" svg:height="6.895cm" draw:z-index="3"><draw:image xlink:href="Pictures/10000000000002660000010C49A88D0CC1789C02.pdf" xlink:type="simple" xlink:show="embed" xlink:actuate="onLoad" loext:mime-type="application/pdf"/><draw:image xlink:href="Pictures/10000000000002660000010CE2CA2170CBF7398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4:42:16.427071352</meta:creation-date>
    <dc:date>2019-11-24T14:46:51.386357614</dc:date>
    <meta:editing-duration>PT4M35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